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202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2019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2016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832" calcext:value-type="float">
            <text:p>70.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201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201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201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344" calcext:value-type="float">
            <text:p>73.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201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201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200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9592" calcext:value-type="float">
            <text:p>70.6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200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3376" calcext:value-type="float">
            <text:p>69.6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6888" calcext:value-type="float">
            <text:p>68.8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200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28" calcext:value-type="float">
            <text:p>68.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200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9024" calcext:value-type="float">
            <text:p>67.6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200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6688" calcext:value-type="float">
            <text:p>67.2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200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4624" calcext:value-type="float">
            <text:p>66.7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200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6296" calcext:value-type="float">
            <text:p>66.3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200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5296" calcext:value-type="float">
            <text:p>65.9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200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199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6112" calcext:value-type="float">
            <text:p>65.6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199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148" calcext:value-type="float">
            <text:p>65.1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716" calcext:value-type="float">
            <text:p>64.9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199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9624" calcext:value-type="float">
            <text:p>64.8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199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5576" calcext:value-type="float">
            <text:p>64.4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199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136" calcext:value-type="float">
            <text:p>64.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199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752" calcext:value-type="float">
            <text:p>63.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1992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7104" calcext:value-type="float">
            <text:p>63.6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199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032" calcext:value-type="float">
            <text:p>63.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199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556" calcext:value-type="float">
            <text:p>63.5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1988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176" calcext:value-type="float">
            <text:p>63.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1987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504" calcext:value-type="float">
            <text:p>63.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198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496" calcext:value-type="float">
            <text:p>62.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198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016" calcext:value-type="float">
            <text:p>62.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198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776" calcext:value-type="float">
            <text:p>62.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198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198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2" calcext:value-type="float">
            <text:p>61.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198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197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197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568" calcext:value-type="float">
            <text:p>60.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197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896" calcext:value-type="float">
            <text:p>60.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197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1976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197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74" calcext:value-type="float">
            <text:p>59.2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197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197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7784" calcext:value-type="float">
            <text:p>57.7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197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6032" calcext:value-type="float">
            <text:p>57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197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6032" calcext:value-type="float">
            <text:p>57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1971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197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1970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1970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</text:p>
          </table:table-cell>
          <table:table-cell office:value-type="string" calcext:value-type="string">
            <text:p>NHP-PL-145</text:p>
          </table:table-cell>
          <table:table-cell office:value-type="string" calcext:value-type="string">
            <text:p>196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0" meta:object-count="0"/>
    <meta:user-defined meta:name="AppVersion">3.0</meta:user-defined>
  </office:meta>
</office:document-meta>
</file>